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22aee9" officeooo:paragraph-rsid="0022aee9"/>
    </style:style>
    <style:style style:name="P2" style:family="paragraph" style:parent-style-name="Standard">
      <style:paragraph-properties fo:text-align="center" style:justify-single-word="false"/>
      <style:text-properties style:font-name="Nimbus Roman No9 L" fo:font-size="18pt" officeooo:rsid="001a3374" officeooo:paragraph-rsid="001a3374" style:font-size-asian="15.75pt" style:font-size-complex="18pt"/>
    </style:style>
    <style:style style:name="P3" style:family="paragraph" style:parent-style-name="Standard">
      <style:paragraph-properties fo:text-align="center" style:justify-single-word="false"/>
      <style:text-properties style:font-name="Nimbus Roman No9 L" fo:font-size="20pt" fo:font-weight="bold" officeooo:rsid="001c8012" officeooo:paragraph-rsid="001c8012" style:font-size-asian="17.5pt" style:font-weight-asian="bold" style:font-size-complex="20pt" style:font-weight-complex="bold"/>
    </style:style>
    <style:style style:name="P4" style:family="paragraph" style:parent-style-name="Standard">
      <style:paragraph-properties fo:text-align="center" style:justify-single-word="false"/>
      <style:text-properties style:font-name="Nimbus Roman No9 L" fo:font-size="16pt" fo:font-weight="bold" officeooo:rsid="001c8012" officeooo:paragraph-rsid="001c8012" style:font-size-asian="14pt" style:font-weight-asian="bold" style:font-size-complex="16pt" style:font-weight-complex="bold"/>
    </style:style>
    <style:style style:name="P5" style:family="paragraph" style:parent-style-name="Standard">
      <style:paragraph-properties fo:text-align="center" style:justify-single-word="false"/>
      <style:text-properties style:font-name="Nimbus Roman No9 L" fo:font-size="16pt" fo:font-weight="bold" officeooo:rsid="001f5ff1" officeooo:paragraph-rsid="001f5ff1" style:font-size-asian="14pt" style:font-weight-asian="bold" style:font-size-complex="16pt" style:font-weight-complex="bold"/>
    </style:style>
    <style:style style:name="P6" style:family="paragraph" style:parent-style-name="Standard">
      <style:paragraph-properties fo:text-align="center" style:justify-single-word="false"/>
      <style:text-properties style:font-name="Nimbus Roman No9 L" fo:font-size="24pt" style:text-underline-style="solid" style:text-underline-width="auto" style:text-underline-color="font-color" fo:font-weight="bold" officeooo:rsid="001c8012" officeooo:paragraph-rsid="001c8012" style:font-size-asian="24pt" style:font-weight-asian="bold" style:font-size-complex="24pt" style:font-weight-complex="bold"/>
    </style:style>
    <style:style style:name="P7" style:family="paragraph" style:parent-style-name="Standard">
      <style:paragraph-properties fo:text-align="center" style:justify-single-word="false"/>
      <style:text-properties style:font-name="Nimbus Roman No9 L" fo:font-size="24pt" style:text-underline-style="solid" style:text-underline-width="auto" style:text-underline-color="font-color" fo:font-weight="bold" officeooo:rsid="00233906" officeooo:paragraph-rsid="00233906"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Nimbus Roman No9 L" fo:font-size="24pt" officeooo:rsid="001c8012" officeooo:paragraph-rsid="001c8012" style:font-size-asian="24pt" style:font-size-complex="24pt"/>
    </style:style>
    <style:style style:name="P9" style:family="paragraph" style:parent-style-name="Standard">
      <style:paragraph-properties fo:text-align="start" style:justify-single-word="false"/>
      <style:text-properties style:font-name="Nimbus Roman No9 L" fo:font-size="11pt" style:text-underline-style="none" fo:font-weight="normal" officeooo:rsid="00237d39" officeooo:paragraph-rsid="00237d39"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Nimbus Roman No9 L" fo:font-size="11pt" style:text-underline-style="none" fo:font-weight="normal" officeooo:rsid="0025d519" officeooo:paragraph-rsid="0025d5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Nimbus Roman No9 L" fo:font-size="11pt" style:text-underline-style="none" fo:font-weight="normal" officeooo:rsid="0025d519" officeooo:paragraph-rsid="002813d2"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Nimbus Roman No9 L" fo:font-size="11pt" style:text-underline-style="none" fo:font-weight="normal" officeooo:rsid="002813d2" officeooo:paragraph-rsid="002813d2"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Nimbus Roman No9 L" fo:font-size="11pt" style:text-underline-style="none" fo:font-weight="normal" officeooo:rsid="002c01f9" officeooo:paragraph-rsid="002c01f9"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font-name="Nimbus Roman No9 L" fo:font-size="11pt" style:text-underline-style="none" fo:font-weight="normal" officeooo:rsid="002c01f9" officeooo:paragraph-rsid="00322da4"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Nimbus Roman No9 L" fo:font-size="14pt" style:text-underline-style="solid" style:text-underline-width="auto" style:text-underline-color="font-color" fo:font-weight="bold" officeooo:rsid="0025d519" officeooo:paragraph-rsid="002813d2" style:font-size-asian="14pt" style:font-weight-asian="bold" style:font-size-complex="14pt" style:font-weight-complex="bold"/>
    </style:style>
    <style:style style:name="P16" style:family="paragraph" style:parent-style-name="Standard" style:master-page-name="Footnote">
      <style:paragraph-properties fo:text-align="center" style:justify-single-word="false" style:page-number="auto"/>
      <style:text-properties style:font-name="Nimbus Roman No9 L" fo:font-size="18pt" officeooo:rsid="001a3374" officeooo:paragraph-rsid="001a3374" style:font-size-asian="15.75pt" style:font-size-complex="18pt"/>
    </style:style>
    <style:style style:name="P17" style:family="paragraph" style:parent-style-name="Standard">
      <style:paragraph-properties fo:text-align="start" style:justify-single-word="false"/>
      <style:text-properties style:font-name="Nimbus Roman No9 L" fo:font-size="11pt" style:text-underline-style="none" fo:font-weight="normal" officeooo:rsid="002c01f9" officeooo:paragraph-rsid="002f3c42"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Nimbus Roman No9 L" fo:font-size="11pt" style:text-underline-style="none" fo:font-weight="normal" officeooo:rsid="002c01f9" officeooo:paragraph-rsid="003fdf42"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Nimbus Roman No9 L" fo:font-size="11pt" style:text-underline-style="none" fo:font-weight="normal" officeooo:rsid="002c01f9" officeooo:paragraph-rsid="004167f5"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font-name="Nimbus Roman No9 L" fo:font-size="11pt" style:text-underline-style="none" fo:font-weight="normal" officeooo:rsid="002c01f9" officeooo:paragraph-rsid="00422cb5"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Nimbus Roman No9 L" fo:font-size="11pt" style:text-underline-style="none" fo:font-weight="normal" officeooo:rsid="0034aaa6" officeooo:paragraph-rsid="00383c8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Nimbus Roman No9 L" fo:font-size="11pt" style:text-underline-style="none" fo:font-weight="normal" officeooo:rsid="0025d519" officeooo:paragraph-rsid="002f3c42" style:font-size-asian="9.60000038146973pt" style:font-weight-asian="normal" style:font-size-complex="11pt" style:font-weight-complex="normal"/>
    </style:style>
    <style:style style:name="P23" style:family="paragraph" style:parent-style-name="Standard">
      <style:paragraph-properties fo:text-align="center" style:justify-single-word="false"/>
      <style:text-properties style:font-name="Nimbus Roman No9 L" fo:font-size="11pt" style:text-underline-style="none" fo:font-weight="bold" officeooo:rsid="00237d39" officeooo:paragraph-rsid="00237d39" style:font-size-asian="9.60000038146973pt" style:font-weight-asian="bold" style:font-size-complex="11pt" style:font-weight-complex="bold"/>
    </style:style>
    <style:style style:name="P24" style:family="paragraph" style:parent-style-name="Standard">
      <style:paragraph-properties fo:text-align="center" style:justify-single-word="false"/>
      <style:text-properties style:font-name="Nimbus Roman No9 L" fo:font-size="20pt" style:text-underline-style="solid" style:text-underline-width="auto" style:text-underline-color="font-color" fo:font-weight="bold" officeooo:rsid="003a80fd" officeooo:paragraph-rsid="003a80fd" style:font-size-asian="17.5pt" style:font-weight-asian="bold" style:font-size-complex="20pt" style:font-weight-complex="bold"/>
    </style:style>
    <style:style style:name="P25" style:family="paragraph" style:parent-style-name="Standard">
      <style:paragraph-properties fo:text-align="center" style:justify-single-word="false"/>
      <style:text-properties style:font-name="Nimbus Roman No9 L" fo:font-size="16pt" style:text-underline-style="solid" style:text-underline-width="auto" style:text-underline-color="font-color" fo:font-weight="bold" officeooo:rsid="00237d39" officeooo:paragraph-rsid="00237d39" style:font-size-asian="14pt" style:font-weight-asian="bold" style:font-size-complex="16pt" style:font-weight-complex="bold"/>
    </style:style>
    <style:style style:name="P26" style:family="paragraph" style:parent-style-name="Standard">
      <style:paragraph-properties fo:text-align="center" style:justify-single-word="false"/>
      <style:text-properties style:font-name="Nimbus Roman No9 L" fo:font-size="2pt" style:text-underline-style="solid" style:text-underline-width="auto" style:text-underline-color="font-color" fo:font-weight="bold" officeooo:rsid="00237d39" officeooo:paragraph-rsid="00237d39" style:font-size-asian="1.75pt" style:font-weight-asian="bold" style:font-size-complex="2pt" style:font-weight-complex="bold"/>
    </style:style>
    <style:style style:name="T1" style:family="text">
      <style:text-properties officeooo:rsid="0021100b"/>
    </style:style>
    <style:style style:name="T2" style:family="text">
      <style:text-properties officeooo:rsid="0021e9e1"/>
    </style:style>
    <style:style style:name="T3" style:family="text">
      <style:text-properties officeooo:rsid="00233906"/>
    </style:style>
    <style:style style:name="T4" style:family="text">
      <style:text-properties officeooo:rsid="002813d2"/>
    </style:style>
    <style:style style:name="T5" style:family="text">
      <style:text-properties officeooo:rsid="002f3c42"/>
    </style:style>
    <style:style style:name="T6" style:family="text">
      <style:text-properties officeooo:rsid="00322da4"/>
    </style:style>
    <style:style style:name="T7" style:family="text">
      <style:text-properties officeooo:rsid="0034aaa6"/>
    </style:style>
    <style:style style:name="T8" style:family="text">
      <style:text-properties officeooo:rsid="0037a745"/>
    </style:style>
    <style:style style:name="T9" style:family="text">
      <style:text-properties officeooo:rsid="003f33fb"/>
    </style:style>
    <style:style style:name="T10" style:family="text">
      <style:text-properties officeooo:rsid="003fdf42"/>
    </style:style>
    <style:style style:name="T11" style:family="text">
      <style:text-properties officeooo:rsid="00412b0f"/>
    </style:style>
    <style:style style:name="T12" style:family="text">
      <style:text-properties officeooo:rsid="00422c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6">Documentação -</text:p>
      <text:p text:style-name="P7">Trabalho de Programação Concorrente -</text:p>
      <text:p text:style-name="P6">Restaurante <text:span text:style-name="T3">Vegano -</text:span></text:p>
      <text:p text:style-name="P24">Peaceful Taste</text:p>
      <text:p text:style-name="P3"/>
      <text:p text:style-name="P3"/>
      <text:p text:style-name="P3"/>
      <text:p text:style-name="P3"/>
      <text:p text:style-name="P3"/>
      <text:p text:style-name="P3"/>
      <text:p text:style-name="P4"/>
      <text:p text:style-name="P4">Thiago de Oliveira Albuquerque</text:p>
      <text:p text:style-name="P4">14/017744<text:span text:style-name="T2">2</text:span></text:p>
      <text:p text:style-name="P4">Tópicos Avançados em Computadores - </text:p>
      <text:p text:style-name="P4">Programação Concorrente</text:p>
      <text:p text:style-name="P5">Universidade de Brasília – <text:span text:style-name="T1">Darcy Ribeiro</text:span></text:p>
      <text:p text:style-name="P25"><text:soft-page-break/>Peaceful Taste</text:p>
      <text:p text:style-name="P26"/>
      <text:p text:style-name="P23">*<text:span text:style-name="T12">Atenção: o código deve ser executado em alguma distribuição linux, preferencialmente Ubuntu.</text:span>*</text:p>
      <text:p text:style-name="P9"/>
      <text:p text:style-name="P15">1. Introdução</text:p>
      <text:p text:style-name="P11"><text:tab/></text:p>
      <text:p text:style-name="P11"><text:tab/><text:span text:style-name="T5">Hodiernamente, programação concorrente está em larga demanda. As ideias desenvolvidas na área de concorrência tem sido crescentemente importantes para a maturação e a manutenibilidade das linguagens de programação e suas aplicações. Além de sua crescente popularidade na construção de sistemas multiprogramados, isto é, sistemas de tempo compartilhado, diversas pesquisas têm sido desenvolvidas com base ou com foco em programação concorrente. Um dos melhores exemplos em que se pode comprovar a importância destes conceitos é o desenvolvimento de sistemas operacionais, os quais estão presentes em todos os <text:s/>computadores e implementados de diversas formas, porém, todos aplicam conceitos avançados de programação concorrente.</text:span><text:tab/></text:p>
      <text:p text:style-name="P11"/>
      <text:p text:style-name="P15"><text:span text:style-name="T4">2</text:span>. <text:span text:style-name="T4">Descrição</text:span></text:p>
      <text:p text:style-name="P22"><text:tab/></text:p>
      <text:p text:style-name="P17"><text:tab/>O trabalho consiste em um restaurante vegano (Peaceful Taste ou Sabor Pacífico). <text:span text:style-name="T10">O usuário deveser entendido como alguém que monitora as atividades internas básicas do restaurante, podendo este parar de monitorar ou não. </text:span>O restaurante possui 10 garçons, 10 cozinheiros, 20 mesas, 5 cadeiras para cada mesa, 2 banheiros, masculino e feminino, podendo cada um conter, <text:span text:style-name="T9">a princípio,</text:span> no máximo 5 pessoas, um anfitrião que recebe os clientes na entrada e os encaminha para seus assentos, e um caixa, o qual pode possuir uma fila ou não. </text:p>
      <text:p text:style-name="P18"><text:tab/>O restaurante pode lotar e, nesse caso, qualquer novo cliente <text:span text:style-name="T6">irá</text:span> embora assim que verificar a ausência de assentos disponíveis; <text:span text:style-name="T10">o restaurante permanece aberto por, aproximadamente, 240 segundos, simulando algumas horas em um restaurante real;</text:span> o restaurante sempre terá suprimentos suficientes para atender às necessidades dos clientes; <text:span text:style-name="T10">o restaurante tem uma expectativa de que 130 clientes possam aparecer</text:span>; o número de mesas é mapeado e cada mesa <text:span text:style-name="T6">deve</text:span> <text:span text:style-name="T6">con</text:span>ter no máximo 5 lugares; <text:span text:style-name="T7">a entrada de cada cliente é sincronizada de modo a permitir que apenas um cliente entre no restaurante por vez, e a mesma ideia vale para a saída do restaurante.</text:span></text:p>
      <text:p text:style-name="P21"><text:tab/> </text:p>
      <text:p text:style-name="P13"><text:tab/> </text:p>
      <text:p text:style-name="P15"><text:span text:style-name="T4">3</text:span>. <text:span text:style-name="T4">Implementação</text:span></text:p>
      <text:p text:style-name="P11"/>
      <text:p text:style-name="P18"><text:span text:style-name="T8"><text:tab/>Foram necessárias algumas rotinas para a implementação das threads usadas na execução do restaurante e suas atividades internas básicas:</text:span> <text:span text:style-name="T10">u</text:span>ma para o<text:span text:style-name="T10">s</text:span> cozinheiro<text:span text:style-name="T10">s (cookers)</text:span>, uma para os clientes <text:span text:style-name="T10">(clients)</text:span>, <text:span text:style-name="T10">uma para os garçons (waiters), um para a implementação de uma thread que espera a leitura de um caracter (reader), indicando que o usuário quer parar de monitorar as atividades intenas básicas do restaurante, apertando-se qualquer tecla, exceto “C”, ou continuar (caso a tela seja pausada por algum atalho do teclado, Ctrl + S), apertando a tecla “C”.</text:span> <text:s/><text:span text:style-name="T10">Foi definida ainda, uma rotina para a implementação de um thread que contabiliza o tempo decorrido, em segundos, após a execução da linha 46 do arquivo “restaurante.c”.</text:span></text:p>
      <text:p text:style-name="P14"/>
      <text:p text:style-name="P19"><text:tab/><text:span text:style-name="T10">Foram </text:span>necessárias <text:span text:style-name="T11">9</text:span> variáveis de sincronização do tipo lock para o caixa <text:span text:style-name="T10">(cashierMutex)</text:span>, para a fila <text:span text:style-name="T10">do caixa (queueAccessMutex)</text:span>, <text:span text:style-name="T10">onde realmente foi utilizada uma estrutura de dados do tipo fila (cashierQueue)</text:span>, para as mesas e cadeiras <text:span text:style-name="T11">(seatMutex), para a porta de entrada do restaurante (entranceDoorMutex), para a porta de saída do restaurante (exitDoorMutex), para a variável contatora de clientes dentro do restaurante (clientCounterMutex), para a variável de confirmação da decisão do usuário de continuar monitorando o fluxo interno do restaurante (confirmationMutex), digitando “Y”, ou caso contrário, digitando “N”, para as variáveis que controlam o término da execução do programa (exitMutex), e, sendo a última variável do tipo lock, a variável que controla a saída (outputMutex), isto é, as mensagens que </text:span><text:soft-page-break/><text:span text:style-name="T11">aparecem na tela</text:span>. <text:span text:style-name="T11">Foram utilizadas, ainda, 3 variáveis de condição, uma para tratar as condições de saída ou término do programa (exitCond), uma para controlar a execução do programa após o tempo estabelecido em segundos for alcançado (240 segundos a partir de um ponto, como dito antes) caso ainda hajam clientes dentro do restaurante, ou não (counterCond), e uma variável para controlar a execução do programa de acordo com a escolha do usuário em voltar a monitorar o fluxo interno do restaurante ou não (confirmationCond). Vale ressaltar que ainda foram utilizados 7 semáforos, um para controlar o anfitrião (hoster), o qual deve permitir que hajam no máximo 100 clientes dentro do restaurante, o mesmo número de cadeiras, um semáforo para o banhero masculino (bathroomMale) e um para o banheiro feminino (bathroomFemale), um semáforo para os conzinheiros (cooker), o qual é apenas sinalizado quando um garçon obtém um pedido de algum cliente, uma semáforo para os garçons (waiter), o qual somente é sinalizado quando chamdo por algum cliente, e dois semáforos relacionando os clientes aos garçons e os garçons aos cozinheiros, um sinalizado por um cozinheiro quando um prato está pronto para ser servido pelo garçon (serve) a um cliente e o outro sinalizado pelo garçon quando um prato é servido ao cliente, e este já pode desfrutá-lo (eat).E, enfim, a última variável de sincronização, uma barreira (barrier) utilizada para determinar se todos os clientes esperados pelo restaurante (130) foram atendidos dentro do tempo de funcionamento (240 segundos).</text:span></text:p>
      <text:p text:style-name="P20"><text:span text:style-name="T11"><text:tab/></text:span></text:p>
      <text:p text:style-name="P14"><text:tab/><text:span text:style-name="T12">Resumidamente, as informações acima devem servir para um bom entendimento da execução do programa. O código está bem comentado, porém, não completamente. O arquivo “functions.h” contendo os protótipos das rotinas e variáveis utilizadas está completamente comentado, portanto, caso surjam dúvidas sobre qualquer variável ou função, basta consultá-lo </text:span></text:p>
      <text:p text:style-name="P14"/>
      <text:p text:style-name="P11"><text:tab/></text:p>
      <text:p text:style-name="P15"><text:span text:style-name="T4">4</text:span>. <text:span text:style-name="T4">Conclusão</text:span></text:p>
      <text:p text:style-name="P10"><text:tab/></text:p>
      <text:p text:style-name="P12"><text:tab/><text:span text:style-name="T12">Devo reconhecer que muito conhecimento foi aprendido durante o empenho neste trabalho, assim como muito conhecimento foi reforçado. Embora temas livres sejam complicados por exigir um tempo para pensar em algo valioso e exigir um nível de criatividade, vale a pena pensar em algo não muito trivial para buscar o aprendizado e que nos interessa fazer. Às vezes, a parte mais complicada e importante é pensar no que deve ser feito, e assim, torna-se mais simples pensar em como deve ser feito. Dessa forma, tanto a criatividade quanto o interesse pelo assunto cresc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22aee9" officeooo:paragraph-rsid="0022aee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ootnote" style:page-layout-name="Mpm2">
      <style:footer>
        <text:p text:style-name="MP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9:47:44.590841753</meta:creation-date>
    <dc:date>2016-12-09T00:29:08.041547243</dc:date>
    <meta:editing-duration>PT8H7M34S</meta:editing-duration>
    <meta:editing-cycles>33</meta:editing-cycles>
    <meta:generator>LibreOffice/4.2.8.2$Linux_X86_64 LibreOffice_project/420m0$Build-2</meta:generator>
    <meta:document-statistic meta:table-count="0" meta:image-count="0" meta:object-count="0" meta:page-count="3" meta:paragraph-count="30" meta:word-count="963" meta:character-count="6317" meta:non-whitespace-character-count="5354"/>
  </office:meta>
</office:document-meta>
</file>